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202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816" calcext:value-type="float">
            <text:p>80.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736" calcext:value-type="float">
            <text:p>81.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202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104" calcext:value-type="float">
            <text:p>80.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2" calcext:value-type="float">
            <text:p>80.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201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336" calcext:value-type="float">
            <text:p>80.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201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952" calcext:value-type="float">
            <text:p>79.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376" calcext:value-type="float">
            <text:p>79.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201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472" calcext:value-type="float">
            <text:p>79.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201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201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201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201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768" calcext:value-type="float">
            <text:p>76.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2008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384" calcext:value-type="float">
            <text:p>76.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200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952" calcext:value-type="float">
            <text:p>76.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2006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424" calcext:value-type="float">
            <text:p>75.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2006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136" calcext:value-type="float">
            <text:p>75.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200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28" calcext:value-type="float">
            <text:p>75.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200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608" calcext:value-type="float">
            <text:p>75.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200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84" calcext:value-type="float">
            <text:p>74.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2002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448" calcext:value-type="float">
            <text:p>73.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2000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208" calcext:value-type="float">
            <text:p>73.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200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199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44" calcext:value-type="float">
            <text:p>73.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199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199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199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199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199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199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1992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199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199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1989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198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1986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9464" calcext:value-type="float">
            <text:p>71.1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1986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198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8256" calcext:value-type="float">
            <text:p>70.6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198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7296" calcext:value-type="float">
            <text:p>70.5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198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308" calcext:value-type="float">
            <text:p>70.3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198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82" calcext:value-type="float">
            <text:p>69.4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198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8888" calcext:value-type="float">
            <text:p>69.5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197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197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624" calcext:value-type="float">
            <text:p>68.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197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572" calcext:value-type="float">
            <text:p>68.6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197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8336" calcext:value-type="float">
            <text:p>67.4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197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6504" calcext:value-type="float">
            <text:p>66.5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197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5544" calcext:value-type="float">
            <text:p>66.4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197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448" calcext:value-type="float">
            <text:p>66.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197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456" calcext:value-type="float">
            <text:p>66.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197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248" calcext:value-type="float">
            <text:p>65.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NHP-AR-021</text:p>
          </table:table-cell>
          <table:table-cell office:value-type="string" calcext:value-type="string">
            <text:p>196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